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7D0000005DCFDE6F164.jpg"/>
  <manifest:file-entry manifest:media-type="image/jpeg" manifest:full-path="Pictures/10000000000007D3000005DC07913513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squares-title">
      <style:graphic-properties draw:auto-grow-height="true" fo:min-height="3.037cm" fo:wrap-option="wrap"/>
    </style:style>
    <style:style style:name="pr2" style:family="presentation" style:parent-style-name="blue-squares-subtitle">
      <style:graphic-properties draw:fill-color="#ffffff" draw:auto-grow-height="true" fo:min-height="1.905cm" fo:wrap-option="wrap"/>
    </style:style>
    <style:style style:name="pr3" style:family="presentation" style:parent-style-name="blue-squares-subtitle">
      <style:graphic-properties draw:fill-color="#ffffff" draw:auto-grow-height="true" fo:min-height="5.185cm" fo:wrap-option="wrap"/>
    </style:style>
    <style:style style:name="pr4" style:family="presentation" style:parent-style-name="blue-squares-notes">
      <style:graphic-properties draw:fill-color="#ffffff" draw:auto-grow-height="true" fo:min-height="12.573cm" fo:wrap-option="wrap"/>
    </style:style>
    <style:style style:name="pr5" style:family="presentation" style:parent-style-name="blue-squares1-title">
      <style:graphic-properties fo:min-height="3.256cm" fo:wrap-option="wrap"/>
    </style:style>
    <style:style style:name="pr6" style:family="presentation" style:parent-style-name="blue-squares1-outline1">
      <style:graphic-properties draw:textarea-vertical-align="middle" fo:min-height="10.076cm" fo:wrap-option="wrap"/>
    </style:style>
    <style:style style:name="pr7" style:family="presentation" style:parent-style-name="blue-squares1-notes">
      <style:graphic-properties draw:fill-color="#ffffff" fo:min-height="12.322cm" fo:wrap-option="wrap"/>
    </style:style>
    <style:style style:name="pr8" style:family="presentation" style:parent-style-name="blue-squares1-outline1">
      <style:graphic-properties fo:min-height="10.076cm" fo:wrap-option="wrap"/>
    </style:style>
    <style:style style:name="P1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2" style:family="paragraph"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3" style:family="paragraph">
      <style:paragraph-properties fo:text-align="end" style:punctuation-wrap="simple" style:line-break="strict" style:writing-mode="lr-tb"/>
      <style:text-properties fo:font-size="16pt" style:font-size-asian="16pt" style:font-size-complex="16pt"/>
    </style:style>
    <style:style style:name="P4" style:family="paragraph">
      <style:paragraph-properties style:punctuation-wrap="simple" style:line-break="strict" style:writing-mode="lr-tb"/>
    </style:style>
    <style:style style:name="P5" style:family="paragraph">
      <style:paragraph-properties style:punctuation-wrap="simple" style:line-break="strict" style:writing-mode="lr-tb"/>
      <style:text-properties fo:font-size="20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office:forms form:automatic-focus="false" form:apply-design-mode="false"/>
        <draw:frame presentation:style-name="pr1" draw:text-style-name="P1" draw:layer="layout" svg:width="15.675cm" svg:height="3.037cm" svg:x="10.625cm" svg:y="7.92cm" presentation:class="title" presentation:user-transformed="true">
          <draw:text-box>
            <text:p text:style-name="P1">Εργασίες στην Υπολογιστική Νοημοσύνη</text:p>
          </draw:text-box>
        </draw:frame>
        <draw:frame presentation:style-name="pr2" draw:text-style-name="P2" draw:layer="layout" svg:width="11.695cm" svg:height="1.905cm" svg:x="14.605cm" svg:y="11.53cm" presentation:class="subtitle" presentation:user-transformed="true">
          <draw:text-box>
            <text:p text:style-name="P2">Αλέξανδρος Γαϊτάνης</text:p>
          </draw:text-box>
        </draw:frame>
        <draw:frame presentation:style-name="pr3" draw:text-style-name="P3" draw:layer="layout" svg:width="16.51cm" svg:height="5.185cm" svg:x="10.795cm" svg:y="14.553cm">
          <draw:text-box draw:corner-radius="4.445cm">
            <text:p text:style-name="P3"><text:span text:style-name="T1">ΠΜΣ στην Τεχνητή Νοημοσύνη</text:span></text:p>
            <text:p text:style-name="P3"><text:span text:style-name="T1">Χειμερινό Εξάμηνο 2020 - 2021</text:span></text:p>
            <text:p text:style-name="P3"><text:span text:style-name="T1">Τμήμα Πληροφορικής</text:span></text:p>
            <text:p text:style-name="P3"><text:span text:style-name="T1">Αριστοτέλειο Πανεπιστημίο Θεσσαλονίκης</text:span></text:p>
            <text:p text:style-name="P3"><text:span text:style-name="T1"/></text:p>
          </draw:text-box>
        </draw:frame>
        <presentation:notes draw:style-name="dp2">
          <draw:frame presentation:style-name="pr4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office:forms form:automatic-focus="false" form:apply-design-mode="false"/>
        <draw:frame presentation:style-name="pr5" draw:text-style-name="P4" draw:layer="layout" svg:width="25.199cm" svg:height="3.256cm" svg:x="1.4cm" svg:y="2.362cm" presentation:class="title" presentation:user-transformed="true">
          <draw:text-box>
            <text:p text:style-name="P4">Εργασία 1+2 - Κατηγοριοποίηση</text:p>
          </draw:text-box>
        </draw:frame>
        <draw:frame presentation:style-name="pr6" draw:text-style-name="P4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 text:style-name="P4">Dataset 1: Xειρόγραφα ψηφία – Εικόνες MNIST database</text:p>
              </text:list-item>
              <text:list-item>
                <text:p text:style-name="P4">Dataset 2: Τύποι γυαλιού – Μετρήσεις διάφορων χημικών στοιχείων</text:p>
              </text:list-item>
              <text:list-item>
                <text:p text:style-name="P4">Κύριος σκοπός της εργασίας: Δοκιμή αλγορίθμων SVM, kPCA και LDA δικής μου υλοποίησης και σύγκριση με τους αντίστοιχους αλγόριθμους της βιβλιοθήκης sklear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7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 presentation:presentation-page-layout-name="AL2T1">
        <draw:frame presentation:style-name="pr5" draw:text-style-name="P4" draw:layer="layout" svg:width="25.199cm" svg:height="3.256cm" svg:x="1.4cm" svg:y="2.362cm" presentation:class="title" presentation:user-transformed="true">
          <draw:text-box>
            <text:p text:style-name="P4">Εργασία 3 - Ομαδοποίηση</text:p>
          </draw:text-box>
        </draw:frame>
        <draw:frame presentation:style-name="pr6" draw:text-style-name="P4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 text:style-name="P4">Dataset 1: Xειρόγραφα ψηφία – Εικόνες MNIST database</text:p>
              </text:list-item>
              <text:list-item>
                <text:p text:style-name="P4">Dataset 2: Τύποι καρκίνου – RNA Sequencing levels</text:p>
              </text:list-item>
              <text:list-item>
                <text:p text:style-name="P4">Κύριος σκοπός της εργασίας: Δοκιμή αλγορίθμων Spectral Clustering δικής μου υλοποίησης και σύγκριση με τον αντίστοιχο αλγόριθμο της βιβλιοθήκης sklear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2T1">
        <draw:frame presentation:style-name="pr5" draw:text-style-name="P4" draw:layer="layout" svg:width="25.199cm" svg:height="3.256cm" svg:x="1.4cm" svg:y="2.362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0.076cm" svg:x="1.4cm" svg:y="6.3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draw:frame presentation:style-name="pr5" draw:text-style-name="P4" draw:layer="layout" svg:width="25.199cm" svg:height="3.256cm" svg:x="1.4cm" svg:y="2.362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0.076cm" svg:x="1.4cm" svg:y="6.3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punctuation-wrap="simple" style:line-break="strict" style:writing-mode="lr-tb"/>
    </style:style>
    <style:style style:name="MP4" style:family="paragraph">
      <style:paragraph-properties style:punctuation-wrap="simple" style:line-break="strict" style:writing-mode="lr-tb"/>
      <style:text-properties fo:font-family="'Century Gothic'" style:font-style-name="Italic" style:font-family-generic="swiss" style:font-pitch="variable" fo:font-size="14pt" style:font-size-asian="14pt" style:font-size-complex="14pt"/>
    </style:style>
    <style:style style:name="MP5" style:family="paragraph">
      <style:paragraph-properties fo:text-align="center" style:punctuation-wrap="simple" style:line-break="strict" style:writing-mode="lr-tb"/>
      <style:text-properties fo:font-family="'Century Gothic'" style:font-style-name="Italic" style:font-family-generic="swiss" style:font-pitch="variable" fo:font-size="14pt" style:font-size-asian="14pt" style:font-size-complex="14pt"/>
    </style:style>
    <style:style style:name="MP6" style:family="paragraph">
      <style:paragraph-properties fo:text-align="end" style:punctuation-wrap="simple" style:line-break="strict" style:writing-mode="lr-tb"/>
      <style:text-properties fo:font-family="'Century Gothic'" style:font-style-name="Italic" style:font-family-generic="swiss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Century Gothic'" style:font-style-name="Italic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ue-squares" style:page-layout-name="PM1" draw:style-name="Mdp1">
      <draw:frame draw:style-name="Mgr3" draw:text-style-name="MP3" draw:layer="backgroundobjects" svg:width="27.939cm" svg:height="20.954cm" svg:x="0.001cm" svg:y="0.001cm">
        <draw:image xlink:href="Pictures/10000000000007D0000005DCFDE6F164.jpg" xlink:type="simple" xlink:show="embed" xlink:actuate="onLoad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4" draw:layer="backgroundobjects" svg:width="4.66cm" svg:height="1.448cm" svg:x="0.802cm" svg:y="19.431cm" presentation:class="date-time" presentation:user-transformed="true">
        <draw:text-box>
          <text:p text:style-name="MP4"><text:span text:style-name="MT2"><presentation:date-time/></text:span></text:p>
        </draw:text-box>
      </draw:frame>
      <draw:frame presentation:style-name="Mpr1" draw:text-style-name="MP5" draw:layer="backgroundobjects" svg:width="5.62cm" svg:height="1.448cm" svg:x="10.967cm" svg:y="19.431cm" presentation:class="footer" presentation:user-transformed="true">
        <draw:text-box>
          <text:p text:style-name="MP5"><text:span text:style-name="MT2"><presentation:footer/></text:span></text:p>
        </draw:text-box>
      </draw:frame>
      <draw:frame presentation:style-name="Mpr1" draw:text-style-name="MP6" draw:layer="backgroundobjects" svg:width="5.009cm" svg:height="1.448cm" svg:x="22.092cm" svg:y="19.43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draw:frame draw:style-name="Mgr3" draw:text-style-name="MP3" draw:layer="backgroundobjects" svg:width="27.981cm" svg:height="20.954cm" svg:x="0cm" svg:y="0.001cm">
        <draw:image xlink:href="Pictures/10000000000007D3000005DC07913513.jpg" xlink:type="simple" xlink:show="embed" xlink:actuate="onLoad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4" draw:layer="backgroundobjects" svg:width="4.66cm" svg:height="1.448cm" svg:x="0.801cm" svg:y="19.431cm" presentation:class="date-time" presentation:user-transformed="true">
        <draw:text-box>
          <text:p text:style-name="MP4"><text:span text:style-name="MT2"><presentation:date-time/></text:span></text:p>
        </draw:text-box>
      </draw:frame>
      <draw:frame presentation:style-name="Mpr4" draw:text-style-name="MP5" draw:layer="backgroundobjects" svg:width="5.62cm" svg:height="1.448cm" svg:x="10.966cm" svg:y="19.431cm" presentation:class="footer" presentation:user-transformed="true">
        <draw:text-box>
          <text:p text:style-name="MP5"><text:span text:style-name="MT2"><presentation:footer/></text:span></text:p>
        </draw:text-box>
      </draw:frame>
      <draw:frame presentation:style-name="Mpr4" draw:text-style-name="MP6" draw:layer="backgroundobjects" svg:width="5.009cm" svg:height="1.448cm" svg:x="22.091cm" svg:y="19.43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1-13T22:46:11.93</meta:creation-date>
    <meta:editing-duration>PT18M57S</meta:editing-duration>
    <meta:editing-cycles>6</meta:editing-cycles>
    <meta:generator>OpenOffice/4.1.6$Win32 OpenOffice.org_project/416m1$Build-9790</meta:generator>
    <dc:subject>Presentation Template Design-9</dc:subject>
    <dc:title>Xinxinli Blue Squares</dc:title>
    <dc:description>Background design by Yun Chao Xu. Template implementation by Xin Li. 

2013/1/9</dc:description>
    <meta:keyword>Apache OpenOffice business</meta:keyword>
    <meta:initial-creator>Αλέξανδρος Γαϊτάνης</meta:initial-creator>
    <dc:date>2021-01-13T23:05:09.89</dc:date>
    <dc:creator>Αλέξανδρος Γαϊτάνης</dc:creator>
    <meta:document-statistic meta:object-count="56"/>
    <meta:user-defined meta:name="License">BSD (http://templates.services.openoffice.org/bsd-license)</meta:user-defined>
  </office:meta>
</office:document-meta>
</file>